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weight="normal" officeooo:rsid="002b5f0c" officeooo:paragraph-rsid="002b5f0c" style:font-weight-asian="normal" style:font-weight-complex="normal"/>
    </style:style>
    <style:style style:name="P2" style:family="paragraph" style:parent-style-name="Standard">
      <style:text-properties style:font-name="Liberation Sans" fo:font-weight="normal" officeooo:rsid="0016f69b" officeooo:paragraph-rsid="00260d23" style:font-weight-asian="normal" style:font-weight-complex="normal"/>
    </style:style>
    <style:style style:name="P3" style:family="paragraph" style:parent-style-name="Standard">
      <style:text-properties style:font-name="Liberation Sans" fo:font-weight="normal" officeooo:rsid="003fddea" officeooo:paragraph-rsid="003fddea" style:font-weight-asian="normal" style:font-weight-complex="normal"/>
    </style:style>
    <style:style style:name="P4" style:family="paragraph" style:parent-style-name="Standard">
      <style:text-properties style:font-name="Liberation Sans" officeooo:rsid="0016f69b" officeooo:paragraph-rsid="00260d23"/>
    </style:style>
    <style:style style:name="P5" style:family="paragraph" style:parent-style-name="Standard">
      <style:text-properties style:font-name="Liberation Sans" officeooo:rsid="0015ce1b" officeooo:paragraph-rsid="00260d23"/>
    </style:style>
    <style:style style:name="P6" style:family="paragraph" style:parent-style-name="Standard">
      <style:text-properties officeooo:paragraph-rsid="002b5f0c"/>
    </style:style>
    <style:style style:name="P7" style:family="paragraph" style:parent-style-name="Standard" style:list-style-name="L1">
      <style:text-properties style:font-name="Liberation Sans" fo:font-weight="normal" officeooo:rsid="0059320b" officeooo:paragraph-rsid="0059320b" style:font-weight-asian="normal" style:font-weight-complex="normal"/>
    </style:style>
    <style:style style:name="P8" style:family="paragraph" style:parent-style-name="Standard" style:list-style-name="L1">
      <style:text-properties style:font-name="Liberation Sans" fo:font-weight="normal" officeooo:rsid="005abee9" officeooo:paragraph-rsid="005abee9" style:font-weight-asian="normal" style:font-weight-complex="normal"/>
    </style:style>
    <style:style style:name="P9" style:family="paragraph" style:parent-style-name="Standard">
      <style:text-properties style:font-name="Liberation Sans" fo:font-weight="normal" officeooo:rsid="0016f69b" officeooo:paragraph-rsid="00260d23" style:font-weight-asian="normal" style:font-weight-complex="normal"/>
    </style:style>
    <style:style style:name="P10" style:family="paragraph" style:parent-style-name="Standard" style:list-style-name="L3">
      <style:text-properties style:font-name="Liberation Sans" fo:font-weight="bold" officeooo:rsid="003fddea" officeooo:paragraph-rsid="003fddea" style:font-weight-asian="bold" style:font-weight-complex="bold"/>
    </style:style>
    <style:style style:name="P11" style:family="paragraph" style:parent-style-name="Standard">
      <style:text-properties officeooo:paragraph-rsid="001f7b14"/>
    </style:style>
    <style:style style:name="P12" style:family="paragraph" style:parent-style-name="Standard">
      <style:text-properties style:font-name="DejaVu Sans" fo:font-weight="bold" officeooo:rsid="0033d28f" officeooo:paragraph-rsid="00260d23" style:font-weight-asian="bold" style:font-weight-complex="bold"/>
    </style:style>
    <style:style style:name="P13" style:family="paragraph" style:parent-style-name="Standard">
      <style:text-properties officeooo:paragraph-rsid="003fddea"/>
    </style:style>
    <style:style style:name="P14" style:family="paragraph" style:parent-style-name="Standard">
      <style:text-properties officeooo:rsid="0059320b" officeooo:paragraph-rsid="0059320b"/>
    </style:style>
    <style:style style:name="P15" style:family="paragraph" style:parent-style-name="Standard">
      <style:text-properties style:font-name="DejaVu Sans" fo:font-size="11pt" fo:font-weight="normal" officeooo:rsid="0016f69b" officeooo:paragraph-rsid="00260d23" style:font-size-asian="11pt" style:font-weight-asian="normal" style:font-size-complex="11pt" style:font-weight-complex="normal"/>
    </style:style>
    <style:style style:name="T1" style:family="text">
      <style:text-properties style:font-name="Liberation Sans" officeooo:rsid="0011c8a9"/>
    </style:style>
    <style:style style:name="T2" style:family="text">
      <style:text-properties style:font-name="Liberation Sans" fo:font-weight="bold" officeooo:rsid="0054daf2" style:font-weight-asian="bold" style:font-weight-complex="bold"/>
    </style:style>
    <style:style style:name="T3" style:family="text">
      <style:text-properties style:font-name="Liberation Sans" fo:font-weight="normal" style:font-weight-asian="normal" style:font-weight-complex="normal"/>
    </style:style>
    <style:style style:name="T4" style:family="text">
      <style:text-properties style:font-name="Liberation Sans" fo:font-weight="normal" officeooo:rsid="00186ced" style:font-weight-asian="normal" style:font-weight-complex="normal"/>
    </style:style>
    <style:style style:name="T5" style:family="text">
      <style:text-properties style:font-name="Liberation Sans" fo:font-weight="normal" officeooo:rsid="0015161a" style:font-weight-asian="normal" style:font-weight-complex="normal"/>
    </style:style>
    <style:style style:name="T6" style:family="text">
      <style:text-properties style:font-name="Liberation Sans" fo:font-weight="normal" officeooo:rsid="002b5f0c" style:font-weight-asian="normal" style:font-weight-complex="normal"/>
    </style:style>
    <style:style style:name="T7" style:family="text">
      <style:text-properties style:font-name="Liberation Sans" fo:font-weight="normal" officeooo:rsid="003fddea" style:font-weight-asian="normal" style:font-weight-complex="normal"/>
    </style:style>
    <style:style style:name="T8" style:family="text">
      <style:text-properties style:font-name="Liberation Sans" fo:font-weight="normal" officeooo:rsid="004d5d19" style:font-weight-asian="normal" style:font-weight-complex="normal"/>
    </style:style>
    <style:style style:name="T9" style:family="text">
      <style:text-properties style:font-name="Liberation Sans" fo:font-weight="normal" officeooo:rsid="001936ed" style:font-weight-asian="normal" style:font-weight-complex="normal"/>
    </style:style>
    <style:style style:name="T10" style:family="text">
      <style:text-properties style:font-name="Liberation Sans" fo:font-weight="normal" officeooo:rsid="0054daf2" style:font-weight-asian="normal" style:font-weight-complex="normal"/>
    </style:style>
    <style:style style:name="T11" style:family="text">
      <style:text-properties style:font-name="Liberation Sans" fo:font-weight="normal" officeooo:rsid="0015ea53" style:font-weight-asian="normal" style:font-weight-complex="normal"/>
    </style:style>
    <style:style style:name="T12" style:family="text">
      <style:text-properties style:font-name="Liberation Sans" fo:font-weight="normal" officeooo:rsid="001801f3" style:font-weight-asian="normal" style:font-weight-complex="normal"/>
    </style:style>
    <style:style style:name="T13" style:family="text">
      <style:text-properties style:font-name="Liberation Sans" fo:font-weight="normal" officeooo:rsid="0056d3b6" style:font-weight-asian="normal" style:font-weight-complex="normal"/>
    </style:style>
    <style:style style:name="T14" style:family="text">
      <style:text-properties style:font-name="Liberation Sans" fo:font-weight="normal" officeooo:rsid="005822a6" style:font-weight-asian="normal" style:font-weight-complex="normal"/>
    </style:style>
    <style:style style:name="T15" style:family="text">
      <style:text-properties style:font-name="Liberation Sans" fo:font-weight="normal" officeooo:rsid="005b08bf" style:font-weight-asian="normal" style:font-weight-complex="normal"/>
    </style:style>
    <style:style style:name="T16" style:family="text">
      <style:text-properties style:font-name="Liberation Sans" officeooo:rsid="003fddea"/>
    </style:style>
    <style:style style:name="T17" style:family="text">
      <style:text-properties style:font-name="Liberation Sans" officeooo:rsid="004b7ff4"/>
    </style:style>
    <style:style style:name="T18" style:family="text">
      <style:text-properties style:font-name="Liberation Sans" officeooo:rsid="0054daf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5abe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The purpose of Lab </text:span><text:span text:style-name="T18">10</text:span><text:span text:style-name="T16"> is to </text:span><text:span text:style-name="T18">see parallel code running and compare its performance to sequential code.</text:span></text:p>
      <text:p text:style-name="P11"><text:span text:style-name="T17"/></text:p>
      <text:p text:style-name="P3"/>
      <text:p text:style-name="P13"><text:span text:style-name="T5">T</text:span><text:span text:style-name="T4">o get started </text:span><text:span text:style-name="T10">connect to Zeus (or Eros) the same way you did for Lab 6. </text:span><text:span text:style-name="T13">Clone the git repository </text:span><text:span text:style-name="T14">with your starter file using the command:</text:span></text:p>
      <text:p text:style-name="P13"><text:span text:style-name="T14"/></text:p>
      <text:p text:style-name="P13"><text:span text:style-name="T14"><text:tab/>git clone </text:span><text:a xlink:type="simple" xlink:href="https://git.txstate.edu/gma23/Lab10.git" text:style-name="Internet_20_link" text:visited-style-name="Visited_20_Internet_20_Link"><text:span text:style-name="T14">https://git.txstate.edu/gma23/Lab10.git</text:span></text:a></text:p>
      <text:p text:style-name="P13"><text:span text:style-name="T14"/></text:p>
      <text:p text:style-name="P14"><text:span text:style-name="T14">Y</text:span><text:span text:style-name="T3">ou will need to enter your Texas State NetID and password.</text:span></text:p>
      <text:p text:style-name="P1"/>
      <text:p text:style-name="P6"><text:span text:style-name="T7">C</text:span><text:span text:style-name="T6">omplete these steps </text:span><text:span text:style-name="T8">for this week’s lab</text:span><text:span text:style-name="T6">:</text:span></text:p>
      <text:list xml:id="list1834552108" text:style-name="L1">
        <text:list-item>
          <text:p text:style-name="P7">Type the command <text:span text:style-name="T19">cd Lab10</text:span> to move into the lab directory.</text:p>
        </text:list-item>
        <text:list-item>
          <text:p text:style-name="P7">Type the command <text:span text:style-name="T19">nano your_lastName_lab10.cpp </text:span>to open the lab file with the Nano text editor.</text:p>
        </text:list-item>
        <text:list-item>
          <text:p text:style-name="P7">Review the two search functions <text:span text:style-name="T19">seqSearch</text:span> and <text:span text:style-name="T19">parSearch</text:span> to understand the differences between the two. Do not make any changes to either function.</text:p>
        </text:list-item>
        <text:list-item>
          <text:p text:style-name="P8">Review the main function. The <text:span text:style-name="T19">chrono </text:span>library is being used to time our two functions this week. It it much more precise than the <text:span text:style-name="T19">time </text:span>library from Lab 9 but the syntax may be unfamiliar. Do not make any changes to the main function.</text:p>
        </text:list-item>
        <text:list-item>
          <text:p text:style-name="P7">Fill in the <text:span text:style-name="T19">calEfficiency </text:span>function. The equation to calculate the efficiency of a parallel algorithm is in this week’s reading.</text:p>
        </text:list-item>
        <text:list-item>
          <text:p text:style-name="P7">Use <text:span text:style-name="T19">ctrl-o </text:span>and <text:span text:style-name="T19">ctrl-x </text:span>to exit Nano.</text:p>
        </text:list-item>
        <text:list-item>
          <text:p text:style-name="P7">Use the command <text:span text:style-name="T19">g++ -std=c++11 -fopenmp -o lab10 your_lastName_lab10.cpp </text:span><text:span text:style-name="T20">to compile your code.</text:span></text:p>
        </text:list-item>
        <text:list-item>
          <text:p text:style-name="P8">Use the command <text:span text:style-name="T19">./lab10 </text:span>to run your code.</text:p>
        </text:list-item>
        <text:list-item>
          <text:p text:style-name="P8">Take a screenshot of your code running.</text:p>
        </text:list-item>
        <text:list-item>
          <text:p text:style-name="P8">Disconnect from Zeus. Depending on how you connected this could be by using the <text:span text:style-name="T19">logout </text:span>command or closing the Putty session.</text:p>
        </text:list-item>
      </text:list>
      <text:list xml:id="list3268757448" text:style-name="L3">
        <text:list-header>
          <text:p text:style-name="P10"><text:s/></text:p>
        </text:list-header>
      </text:list>
      <text:p text:style-name="P2"/>
      <text:p text:style-name="P2">Sample Output:</text:p>
      <text:p text:style-name="P2"/>
      <text:p text:style-name="P15">Sequential search found the value 1337 at index 99241 in 801 microseconds</text:p>
      <text:p text:style-name="P15">Parallel search found the value 1337 at index 99241 in 542 microseconds</text:p>
      <text:p text:style-name="P15">The efficiency of the parallel algorithm is: 0.369465</text:p>
      <text:p text:style-name="P12"/>
      <text:p text:style-name="P5"/>
      <text:p text:style-name="P4">You can check the Rubric to make sure that your program is correct.</text:p>
      <text:p text:style-name="P4"/>
      <text:p text:style-name="P13"><text:span text:style-name="T9">Attach </text:span><text:span text:style-name="T15">your </text:span><text:span text:style-name="T2">screenshot</text:span><text:span text:style-name="T11"> as you</text:span><text:span text:style-name="T12">r</text:span><text:span text:style-name="T11"> submission for Lab </text:span><text:span text:style-name="T10">10</text:span><text:span text:style-name="T1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8:27:14.270035285</meta:creation-date>
    <meta:generator>LibreOffice/6.4.6.2$Linux_X86_64 LibreOffice_project/40$Build-2</meta:generator>
    <dc:date>2020-11-09T08:57:13.282945187</dc:date>
    <meta:editing-duration>PT20H5M16S</meta:editing-duration>
    <meta:editing-cycles>24</meta:editing-cycles>
    <meta:document-statistic meta:table-count="0" meta:image-count="0" meta:object-count="0" meta:page-count="1" meta:paragraph-count="22" meta:word-count="302" meta:character-count="1732" meta:non-whitespace-character-count="1460"/>
  </office:meta>
</office:document-meta>
</file>